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0880a" officeooo:paragraph-rsid="0021e6e6"/>
    </style:style>
    <style:style style:name="P2" style:family="paragraph" style:parent-style-name="Text_20_body">
      <style:paragraph-properties fo:text-align="start" style:justify-single-word="false"/>
      <style:text-properties officeooo:rsid="001d8bc9" officeooo:paragraph-rsid="001d8bc9"/>
    </style:style>
    <style:style style:name="P3" style:family="paragraph" style:parent-style-name="Text_20_body">
      <style:paragraph-properties fo:text-align="start" style:justify-single-word="false"/>
      <style:text-properties officeooo:rsid="001d8bc9" officeooo:paragraph-rsid="00588a2a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2360ae" officeooo:paragraph-rsid="002360ae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254b22" officeooo:paragraph-rsid="00254b22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273519" officeooo:paragraph-rsid="002fff53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tyle="normal" fo:font-weight="normal" officeooo:rsid="002c1aca" officeooo:paragraph-rsid="00336800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fo:font-weight="normal" officeooo:rsid="002e0d5c" officeooo:paragraph-rsid="00336800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officeooo:rsid="003467f6" officeooo:paragraph-rsid="0037e95b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fo:font-weight="normal" officeooo:rsid="003467f6" officeooo:paragraph-rsid="00396077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fo:font-weight="normal" officeooo:rsid="003b445d" officeooo:paragraph-rsid="003b445d" style:font-style-asian="normal" style:font-weight-asian="normal" style:font-style-complex="normal" style:font-weight-complex="normal"/>
    </style:style>
    <style:style style:name="P12" style:family="paragraph" style:parent-style-name="Title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602915"/>
    </style:style>
    <style:style style:name="P14" style:family="paragraph" style:parent-style-name="Text_20_body">
      <style:paragraph-properties fo:text-align="start" style:justify-single-word="false"/>
      <style:text-properties officeooo:paragraph-rsid="0064f5fa"/>
    </style:style>
    <style:style style:name="P15" style:family="paragraph" style:parent-style-name="Text_20_body">
      <style:paragraph-properties fo:text-align="start" style:justify-single-word="false"/>
      <style:text-properties officeooo:rsid="003cfcd3" officeooo:paragraph-rsid="003cfcd3"/>
    </style:style>
    <style:style style:name="P16" style:family="paragraph" style:parent-style-name="Text_20_body">
      <style:paragraph-properties fo:text-align="start" style:justify-single-word="false"/>
      <style:text-properties officeooo:rsid="003f2531" officeooo:paragraph-rsid="0044fb32"/>
    </style:style>
    <style:style style:name="P17" style:family="paragraph" style:parent-style-name="Text_20_body">
      <style:paragraph-properties fo:text-align="start" style:justify-single-word="false"/>
      <style:text-properties officeooo:rsid="0043d952" officeooo:paragraph-rsid="0048c505"/>
    </style:style>
    <style:style style:name="P18" style:family="paragraph" style:parent-style-name="Text_20_body">
      <style:paragraph-properties fo:text-align="start" style:justify-single-word="false"/>
      <style:text-properties officeooo:rsid="0044fb32" officeooo:paragraph-rsid="0044fb32"/>
    </style:style>
    <style:style style:name="P19" style:family="paragraph" style:parent-style-name="Text_20_body">
      <style:paragraph-properties fo:text-align="start" style:justify-single-word="false"/>
      <style:text-properties officeooo:rsid="004a6ae1" officeooo:paragraph-rsid="004a6ae1"/>
    </style:style>
    <style:style style:name="P20" style:family="paragraph" style:parent-style-name="Text_20_body">
      <style:paragraph-properties fo:text-align="start" style:justify-single-word="false"/>
      <style:text-properties officeooo:rsid="004dd85e" officeooo:paragraph-rsid="004ee582"/>
    </style:style>
    <style:style style:name="P21" style:family="paragraph" style:parent-style-name="Text_20_body">
      <style:paragraph-properties fo:text-align="start" style:justify-single-word="false"/>
      <style:text-properties officeooo:rsid="004ee582" officeooo:paragraph-rsid="004ee582"/>
    </style:style>
    <style:style style:name="P22" style:family="paragraph" style:parent-style-name="Text_20_body">
      <style:paragraph-properties fo:text-align="start" style:justify-single-word="false"/>
      <style:text-properties officeooo:rsid="0050de38" officeooo:paragraph-rsid="00579eaf"/>
    </style:style>
    <style:style style:name="P23" style:family="paragraph" style:parent-style-name="Text_20_body">
      <style:paragraph-properties fo:text-align="start" style:justify-single-word="false"/>
      <style:text-properties officeooo:rsid="00659578" officeooo:paragraph-rsid="00659578"/>
    </style:style>
    <style:style style:name="P24" style:family="paragraph" style:parent-style-name="Text_20_body">
      <style:paragraph-properties fo:text-align="start" style:justify-single-word="false"/>
      <style:text-properties officeooo:rsid="00681edc" officeooo:paragraph-rsid="00691f37"/>
    </style:style>
    <style:style style:name="P25" style:family="paragraph" style:parent-style-name="Text_20_body">
      <style:paragraph-properties fo:text-align="start" style:justify-single-word="false"/>
      <style:text-properties officeooo:rsid="00691f37" officeooo:paragraph-rsid="00691f37"/>
    </style:style>
    <style:style style:name="P26" style:family="paragraph" style:parent-style-name="Heading_20_1">
      <style:paragraph-properties fo:text-align="start" style:justify-single-word="false"/>
      <style:text-properties officeooo:rsid="001bc2c8" officeooo:paragraph-rsid="001bc2c8"/>
    </style:style>
    <style:style style:name="P27" style:family="paragraph" style:parent-style-name="Heading_20_1">
      <style:paragraph-properties fo:text-align="start" style:justify-single-word="false"/>
      <style:text-properties officeooo:rsid="0020880a" officeooo:paragraph-rsid="0020880a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20880a" officeooo:paragraph-rsid="0021e6e6"/>
    </style:style>
    <style:style style:name="P29" style:family="paragraph" style:parent-style-name="Text_20_body">
      <style:paragraph-properties fo:text-align="start" style:justify-single-word="false"/>
      <style:text-properties officeooo:rsid="00691f37" officeooo:paragraph-rsid="00691f37"/>
    </style:style>
    <style:style style:name="P30" style:family="paragraph" style:parent-style-name="Text_20_body">
      <style:paragraph-properties fo:text-align="start" style:justify-single-word="false"/>
      <style:text-properties officeooo:rsid="00691f37" officeooo:paragraph-rsid="0072a59a"/>
    </style:style>
    <style:style style:name="P31" style:family="paragraph" style:parent-style-name="Text_20_body">
      <style:paragraph-properties fo:text-align="start" style:justify-single-word="false"/>
      <style:text-properties officeooo:rsid="006ad5f6" officeooo:paragraph-rsid="006ad5f6"/>
    </style:style>
    <style:style style:name="P32" style:family="paragraph" style:parent-style-name="Text_20_body">
      <style:paragraph-properties fo:text-align="start" style:justify-single-word="false"/>
      <style:text-properties officeooo:paragraph-rsid="0064f5fa"/>
    </style:style>
    <style:style style:name="P33" style:family="paragraph" style:parent-style-name="Text_20_body">
      <style:paragraph-properties fo:text-align="start" style:justify-single-word="false"/>
      <style:text-properties officeooo:rsid="006e6505" officeooo:paragraph-rsid="006e6505"/>
    </style:style>
    <style:style style:name="P34" style:family="paragraph" style:parent-style-name="Text_20_body">
      <style:paragraph-properties fo:text-align="start" style:justify-single-word="false"/>
      <style:text-properties officeooo:rsid="006f8fc4" officeooo:paragraph-rsid="006f8fc4"/>
    </style:style>
    <style:style style:name="P35" style:family="paragraph" style:parent-style-name="Text_20_body">
      <style:paragraph-properties fo:text-align="start" style:justify-single-word="false"/>
      <style:text-properties officeooo:rsid="0072a59a" officeooo:paragraph-rsid="0074016c"/>
    </style:style>
    <style:style style:name="P36" style:family="paragraph" style:parent-style-name="Text_20_body">
      <style:paragraph-properties fo:text-align="start" style:justify-single-word="false"/>
      <style:text-properties officeooo:rsid="007437ed" officeooo:paragraph-rsid="00757829"/>
    </style:style>
    <style:style style:name="P37" style:family="paragraph" style:parent-style-name="Text_20_body">
      <style:paragraph-properties fo:text-align="start" style:justify-single-word="false"/>
      <style:text-properties officeooo:rsid="00757829" officeooo:paragraph-rsid="00757829"/>
    </style:style>
    <style:style style:name="P38" style:family="paragraph" style:parent-style-name="Text_20_body">
      <style:paragraph-properties fo:text-align="start" style:justify-single-word="false"/>
      <style:text-properties officeooo:rsid="00757829" officeooo:paragraph-rsid="0076ddbc"/>
    </style:style>
    <style:style style:name="P39" style:family="paragraph" style:parent-style-name="Text_20_body">
      <style:paragraph-properties fo:text-align="start" style:justify-single-word="false"/>
      <style:text-properties officeooo:rsid="001d8bc9" officeooo:paragraph-rsid="0076ddbc"/>
    </style:style>
    <style:style style:name="P40" style:family="paragraph" style:parent-style-name="Text_20_body">
      <style:paragraph-properties fo:text-align="start" style:justify-single-word="false"/>
      <style:text-properties officeooo:rsid="005fa779" officeooo:paragraph-rsid="007a9d98"/>
    </style:style>
    <style:style style:name="T1" style:family="text">
      <style:text-properties officeooo:rsid="001d8bc9"/>
    </style:style>
    <style:style style:name="T2" style:family="text">
      <style:text-properties officeooo:rsid="001daff0"/>
    </style:style>
    <style:style style:name="T3" style:family="text">
      <style:text-properties officeooo:rsid="001f6ca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360ae" style:font-style-asian="italic" style:font-style-complex="italic"/>
    </style:style>
    <style:style style:name="T6" style:family="text">
      <style:text-properties fo:font-style="italic" officeooo:rsid="0027fe31" style:font-style-asian="italic" style:font-style-complex="italic"/>
    </style:style>
    <style:style style:name="T7" style:family="text">
      <style:text-properties fo:font-style="italic" officeooo:rsid="002a72f6" style:font-style-asian="italic" style:font-style-complex="italic"/>
    </style:style>
    <style:style style:name="T8" style:family="text">
      <style:text-properties fo:font-style="italic" officeooo:rsid="002af294" style:font-style-asian="italic" style:font-style-complex="italic"/>
    </style:style>
    <style:style style:name="T9" style:family="text">
      <style:text-properties fo:font-style="italic" officeooo:rsid="0012739a" style:font-style-asian="italic" style:font-style-complex="italic"/>
    </style:style>
    <style:style style:name="T10" style:family="text">
      <style:text-properties fo:font-style="italic" officeooo:rsid="002c1aca" style:font-style-asian="italic" style:font-style-complex="italic"/>
    </style:style>
    <style:style style:name="T11" style:family="text">
      <style:text-properties fo:font-style="italic" officeooo:rsid="002d514d" style:font-style-asian="italic" style:font-style-complex="italic"/>
    </style:style>
    <style:style style:name="T12" style:family="text">
      <style:text-properties fo:font-style="italic" officeooo:rsid="002e0d5c" style:font-style-asian="italic" style:font-style-complex="italic"/>
    </style:style>
    <style:style style:name="T13" style:family="text">
      <style:text-properties fo:font-style="italic" officeooo:rsid="002ee0c4" style:font-style-asian="italic" style:font-style-complex="italic"/>
    </style:style>
    <style:style style:name="T14" style:family="text">
      <style:text-properties fo:font-style="italic" officeooo:rsid="002fff53" style:font-style-asian="italic" style:font-style-complex="italic"/>
    </style:style>
    <style:style style:name="T15" style:family="text">
      <style:text-properties fo:font-style="italic" officeooo:rsid="00336800" style:font-style-asian="italic" style:font-style-complex="italic"/>
    </style:style>
    <style:style style:name="T16" style:family="text">
      <style:text-properties fo:font-style="italic" officeooo:rsid="0037e95b" style:font-style-asian="italic" style:font-style-complex="italic"/>
    </style:style>
    <style:style style:name="T17" style:family="text">
      <style:text-properties fo:font-style="italic" officeooo:rsid="003d500a" style:font-style-asian="italic" style:font-style-complex="italic"/>
    </style:style>
    <style:style style:name="T18" style:family="text">
      <style:text-properties fo:font-style="italic" officeooo:rsid="00691f37" style:font-style-asian="italic" style:font-style-complex="italic"/>
    </style:style>
    <style:style style:name="T19" style:family="text">
      <style:text-properties fo:font-style="italic" fo:font-weight="normal" officeooo:rsid="002af29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980af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af294" style:font-style-asian="normal" style:font-style-complex="normal"/>
    </style:style>
    <style:style style:name="T23" style:family="text">
      <style:text-properties fo:font-style="normal" officeooo:rsid="0012739a" style:font-style-asian="normal" style:font-style-complex="normal"/>
    </style:style>
    <style:style style:name="T24" style:family="text">
      <style:text-properties fo:font-style="normal" officeooo:rsid="002d514d" style:font-style-asian="normal" style:font-style-complex="normal"/>
    </style:style>
    <style:style style:name="T25" style:family="text">
      <style:text-properties fo:font-style="normal" officeooo:rsid="002e0d5c" style:font-style-asian="normal" style:font-style-complex="normal"/>
    </style:style>
    <style:style style:name="T26" style:family="text">
      <style:text-properties fo:font-style="normal" officeooo:rsid="002fff53" style:font-style-asian="normal" style:font-style-complex="normal"/>
    </style:style>
    <style:style style:name="T27" style:family="text">
      <style:text-properties fo:font-style="normal" officeooo:rsid="003d500a" style:font-style-asian="normal" style:font-style-complex="normal"/>
    </style:style>
    <style:style style:name="T28" style:family="text">
      <style:text-properties fo:font-style="normal" officeooo:rsid="00402dcc" style:font-style-asian="normal" style:font-style-complex="normal"/>
    </style:style>
    <style:style style:name="T29" style:family="text">
      <style:text-properties fo:font-style="normal" officeooo:rsid="00422b42" style:font-style-asian="normal" style:font-style-complex="normal"/>
    </style:style>
    <style:style style:name="T30" style:family="text">
      <style:text-properties fo:font-style="normal" officeooo:rsid="0043d952" style:font-style-asian="normal" style:font-style-complex="normal"/>
    </style:style>
    <style:style style:name="T31" style:family="text">
      <style:text-properties fo:font-style="normal" officeooo:rsid="0044fb32" style:font-style-asian="normal" style:font-style-complex="normal"/>
    </style:style>
    <style:style style:name="T32" style:family="text">
      <style:text-properties fo:font-style="normal" officeooo:rsid="00468058" style:font-style-asian="normal" style:font-style-complex="normal"/>
    </style:style>
    <style:style style:name="T33" style:family="text">
      <style:text-properties fo:font-style="normal" officeooo:rsid="004887b1" style:font-style-asian="normal" style:font-style-complex="normal"/>
    </style:style>
    <style:style style:name="T34" style:family="text">
      <style:text-properties fo:font-style="normal" officeooo:rsid="0048c505" style:font-style-asian="normal" style:font-style-complex="normal"/>
    </style:style>
    <style:style style:name="T35" style:family="text">
      <style:text-properties fo:font-style="normal" officeooo:rsid="00691f37" style:font-style-asian="normal" style:font-style-complex="normal"/>
    </style:style>
    <style:style style:name="T36" style:family="text">
      <style:text-properties fo:font-style="normal" officeooo:rsid="00774999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2739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8c50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a6ae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b33d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b8f4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e4f5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ee58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0de3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1599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79ea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88a2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980a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ab7f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5cb57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5e7cf4" style:font-style-asian="normal" style:font-weight-asian="normal" style:font-style-complex="normal" style:font-weight-complex="normal"/>
    </style:style>
    <style:style style:name="T53" style:family="text">
      <style:text-properties officeooo:rsid="0020735c"/>
    </style:style>
    <style:style style:name="T54" style:family="text">
      <style:text-properties officeooo:rsid="0020880a"/>
    </style:style>
    <style:style style:name="T55" style:family="text">
      <style:text-properties officeooo:rsid="0021e6e6"/>
    </style:style>
    <style:style style:name="T56" style:family="text">
      <style:text-properties officeooo:rsid="002360ae"/>
    </style:style>
    <style:style style:name="T57" style:family="text">
      <style:text-properties fo:font-weight="normal" officeooo:rsid="0012739a" style:font-weight-asian="normal" style:font-weight-complex="normal"/>
    </style:style>
    <style:style style:name="T58" style:family="text">
      <style:text-properties fo:font-weight="normal" officeooo:rsid="00254b22" style:font-weight-asian="normal" style:font-weight-complex="normal"/>
    </style:style>
    <style:style style:name="T59" style:family="text">
      <style:text-properties fo:font-weight="normal" officeooo:rsid="002360ae" style:font-weight-asian="normal" style:font-weight-complex="normal"/>
    </style:style>
    <style:style style:name="T60" style:family="text">
      <style:text-properties fo:font-weight="normal" officeooo:rsid="0027fe31" style:font-weight-asian="normal" style:font-weight-complex="normal"/>
    </style:style>
    <style:style style:name="T61" style:family="text">
      <style:text-properties officeooo:rsid="00254b22"/>
    </style:style>
    <style:style style:name="T62" style:family="text">
      <style:text-properties officeooo:rsid="00273519"/>
    </style:style>
    <style:style style:name="T63" style:family="text">
      <style:text-properties officeooo:rsid="0027fe31"/>
    </style:style>
    <style:style style:name="T64" style:family="text">
      <style:text-properties officeooo:rsid="002a72f6"/>
    </style:style>
    <style:style style:name="T65" style:family="text">
      <style:text-properties officeooo:rsid="002af294"/>
    </style:style>
    <style:style style:name="T66" style:family="text">
      <style:text-properties officeooo:rsid="002c1aca"/>
    </style:style>
    <style:style style:name="T67" style:family="text">
      <style:text-properties officeooo:rsid="002d514d"/>
    </style:style>
    <style:style style:name="T68" style:family="text">
      <style:text-properties officeooo:rsid="0012739a"/>
    </style:style>
    <style:style style:name="T69" style:family="text">
      <style:text-properties officeooo:rsid="002e0d5c"/>
    </style:style>
    <style:style style:name="T70" style:family="text">
      <style:text-properties officeooo:rsid="002ee0c4"/>
    </style:style>
    <style:style style:name="T71" style:family="text">
      <style:text-properties officeooo:rsid="002fff53"/>
    </style:style>
    <style:style style:name="T72" style:family="text">
      <style:text-properties officeooo:rsid="00336800"/>
    </style:style>
    <style:style style:name="T73" style:family="text">
      <style:text-properties officeooo:rsid="003467f6"/>
    </style:style>
    <style:style style:name="T74" style:family="text">
      <style:text-properties officeooo:rsid="0035e6c0"/>
    </style:style>
    <style:style style:name="T75" style:family="text">
      <style:text-properties officeooo:rsid="00379393"/>
    </style:style>
    <style:style style:name="T76" style:family="text">
      <style:text-properties officeooo:rsid="001f612d"/>
    </style:style>
    <style:style style:name="T77" style:family="text">
      <style:text-properties officeooo:rsid="0037e95b"/>
    </style:style>
    <style:style style:name="T78" style:family="text">
      <style:text-properties officeooo:rsid="00396077"/>
    </style:style>
    <style:style style:name="T79" style:family="text">
      <style:text-properties officeooo:rsid="003d500a"/>
    </style:style>
    <style:style style:name="T80" style:family="text">
      <style:text-properties officeooo:rsid="006145cc"/>
    </style:style>
    <style:style style:name="T81" style:family="text">
      <style:text-properties officeooo:rsid="0062b6c6"/>
    </style:style>
    <style:style style:name="T82" style:family="text">
      <style:text-properties officeooo:rsid="0064f5fa"/>
    </style:style>
    <style:style style:name="T83" style:family="text">
      <style:text-properties officeooo:rsid="00670cf1"/>
    </style:style>
    <style:style style:name="T84" style:family="text">
      <style:text-properties officeooo:rsid="00681edc"/>
    </style:style>
    <style:style style:name="T85" style:family="text">
      <style:text-properties officeooo:rsid="00691f37"/>
    </style:style>
    <style:style style:name="T86" style:family="text">
      <style:text-properties officeooo:rsid="006bf1c3"/>
    </style:style>
    <style:style style:name="T87" style:family="text">
      <style:text-properties officeooo:rsid="006e6505"/>
    </style:style>
    <style:style style:name="T88" style:family="text">
      <style:text-properties officeooo:rsid="006f8fc4"/>
    </style:style>
    <style:style style:name="T89" style:family="text">
      <style:text-properties officeooo:rsid="00715f25"/>
    </style:style>
    <style:style style:name="T90" style:family="text">
      <style:text-properties officeooo:rsid="0072a59a"/>
    </style:style>
    <style:style style:name="T91" style:family="text">
      <style:text-properties officeooo:rsid="0074016c"/>
    </style:style>
    <style:style style:name="T92" style:family="text">
      <style:text-properties officeooo:rsid="007437ed"/>
    </style:style>
    <style:style style:name="T93" style:family="text">
      <style:text-properties officeooo:rsid="0076adba"/>
    </style:style>
    <style:style style:name="T94" style:family="text">
      <style:text-properties officeooo:rsid="0076ddbc"/>
    </style:style>
    <style:style style:name="T95" style:family="text">
      <style:text-properties officeooo:rsid="00774999"/>
    </style:style>
    <style:style style:name="T96" style:family="text">
      <style:text-properties officeooo:rsid="0078d413"/>
    </style:style>
    <style:style style:name="T97" style:family="text">
      <style:text-properties officeooo:rsid="00798c1c"/>
    </style:style>
    <style:style style:name="T98" style:family="text">
      <style:text-properties officeooo:rsid="007c51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toreferen<text:span text:style-name="T1">ce</text:span> <text:span text:style-name="T1">a její</text:span> význam pro programovací jazyky</text:p>
      <text:h text:style-name="P26" text:outline-level="1">Úvod</text:h>
      <text:p text:style-name="P3"><text:span text:style-name="T2">Autoreference, sebe-vztažnost, vlastnost či schopnost entity odkazovat k sobě samé považuji za fascinující problematiku, jejíž působnost se rozprostírá od obecné potence </text:span><text:span text:style-name="T95">mluvčího</text:span><text:span text:style-name="T2"> </text:span><text:span text:style-name="T96">referovat k vlastním výrokům </text:span><text:span text:style-name="T2">až po </text:span><text:span text:style-name="T96">vlastnosti</text:span><text:span text:style-name="T2"> formálních systému, jako jsou např. programovací jazyky</text:span>. <text:span text:style-name="T3">Jak </text:span><text:span text:style-name="T94">předvádím</text:span><text:span text:style-name="T3"> v tomto článku, a</text:span>utoreference vede <text:span text:style-name="T3">v čistě formálních jazycích </text:span>k paradoxním situacím a představuje výzvu pro <text:span text:style-name="T3">takové</text:span> logické <text:span text:style-name="T3">systémy, jejichž nutným znakem je bezrozpornost.</text:span></text:p>
      <text:p text:style-name="P39">Cílem této práce <text:span text:style-name="T94">je</text:span> prozkoumat <text:span text:style-name="T94">povahu</text:span> autoreferenční<text:span text:style-name="T94">ch</text:span> paradoxů, jejich <text:span text:style-name="T94">možné</text:span> řešení teorií <text:span text:style-name="T94">typů</text:span> Bertranda Russela a využití autoreference v programovacích jazycích a funkcionalitách, které z nich plynou. Ukážu však také, že jak soudím, jde o problém především formálního rázu, s jejímž řešením si selský nebo také zdravý rozum ví rady a proto pro mluvčího nemusí nutně představovat onen fakt rozpornosti výraznou překážku v myšlení. </text:p>
      <text:p text:style-name="P2"><text:span text:style-name="T53">Osobně jsem</text:span> <text:span text:style-name="T53">přitahován</text:span> tímto tématem, protože vidí<text:span text:style-name="T53">m</text:span> v autoreferenci až mystickou vlastnost <text:span text:style-name="T53">spirály bludného kruhu</text:span> jazyka.</text:p>
      <text:h text:style-name="P27" text:outline-level="1">Od autoreference k paradoxu</text:h>
      <text:p text:style-name="P1">Mějme následující <text:span text:style-name="T66">výroky</text:span><text:span text:style-name="T55">:</text:span></text:p>
      <text:list xml:id="list2350613284" text:style-name="L1">
        <text:list-item>
          <text:p text:style-name="P28">„<text:span text:style-name="T63">Honzovi ponožky</text:span><text:span text:style-name="T56"> jsou</text:span><text:span text:style-name="T55"> červené.“;</text:span></text:p>
        </text:list-item>
        <text:list-item>
          <text:p text:style-name="P28"><text:span text:style-name="T55">„</text:span><text:span text:style-name="T56">První </text:span><text:span text:style-name="T66">výrok</text:span><text:span text:style-name="T56"> z této posloupnosti je pravdiv</text:span><text:span text:style-name="T66">ý</text:span><text:span text:style-name="T55">.“</text:span></text:p>
        </text:list-item>
        <text:list-item>
          <text:p text:style-name="P28">„<text:span text:style-name="T66">Tento výrok</text:span> je <text:span text:style-name="T56">také</text:span> pravdiv<text:span text:style-name="T66">ý</text:span>“;</text:p>
        </text:list-item>
        <text:list-item>
          <text:p text:style-name="P28">„<text:span text:style-name="T66">Tento výrok</text:span><text:span text:style-name="T56">, ale už pravdiv</text:span><text:span text:style-name="T66">ý</text:span><text:span text:style-name="T56"> není.“</text:span></text:p>
        </text:list-item>
      </text:list>
      <text:p text:style-name="P1"><text:span text:style-name="T10">Výrok 1</text:span><text:span text:style-name="T66"> přisuzuje</text:span><text:span text:style-name="T56"> jistou vlastnost objektu reálného světa. Řekněme tedy, že existuje nějaký objekt </text:span><text:span text:style-name="T5">x</text:span><text:span text:style-name="T56">, jež má vlastnost </text:span><text:span text:style-name="T5">být </text:span><text:span text:style-name="T6">Honzovými</text:span><text:span text:style-name="T5"> ponožkami</text:span><text:span text:style-name="T56"> a také má vlastnost </text:span><text:span text:style-name="T5">být červený</text:span><text:span text:style-name="T56">.</text:span><text:span text:style-name="T55"> </text:span><text:span text:style-name="T56">Ve formálním jazyce predikátové logiky </text:span><text:span text:style-name="T71">druhého řádu</text:span><text:span text:style-name="T56"> bychom tento výrok mohli zapsat následovně:<text:line-break/></text:span><text:span text:style-name="T71">V</text:span><text:span text:style-name="T19">ýrok 1 </text:span><text:span text:style-name="T38">⇔ </text:span><text:span text:style-name="T57">∃</text:span><text:span text:style-name="T59">x</text:span><text:span text:style-name="T57"> </text:span><text:span text:style-name="T58">(</text:span><text:span text:style-name="T59">Být </text:span><text:span text:style-name="T60">Honzovými</text:span><text:span text:style-name="T59"> ponožkami</text:span><text:span text:style-name="T57">(</text:span><text:span text:style-name="T59">x</text:span><text:span text:style-name="T57">) ∧ </text:span><text:span text:style-name="T59">Červené</text:span><text:span text:style-name="T57">(</text:span><text:span text:style-name="T59">x</text:span><text:span text:style-name="T57">)</text:span><text:span text:style-name="T58">)</text:span></text:p>
      <text:p text:style-name="P4">Pokud bychom chtěli v zápisu vyjádřit i implicitní předpoklad <text:span text:style-name="T63">Honzovi</text:span> existence (k tomu aby existoval vztah vlastnění, musí <text:span text:style-name="T66">nutně</text:span> existovat také vlastník ‒ v tomto případě <text:span text:style-name="T63">Honza</text:span>), můžeme zápis upravit následovně:<text:line-break/><text:span text:style-name="T71">V</text:span><text:span text:style-name="T8">ýrok 1 </text:span><text:span text:style-name="T23">⇔ </text:span><text:span text:style-name="T68">∃</text:span>x <text:span text:style-name="T68">∃</text:span>y<text:span text:style-name="T68"> (</text:span><text:span text:style-name="T63">Honza</text:span><text:span text:style-name="T61">(y) </text:span><text:span text:style-name="T68">∧ </text:span>Být <text:span text:style-name="T63">Honzovými</text:span> ponožkami<text:span text:style-name="T68">(</text:span>x, <text:span text:style-name="T61">y</text:span><text:span text:style-name="T68">) ∧ </text:span>Červené<text:span text:style-name="T68">(</text:span>x<text:span text:style-name="T68">)</text:span>)</text:p>
      <text:p text:style-name="P5">Vzhledem k tomu, že <text:span text:style-name="T62">tento výrok</text:span> vypovídá o reálném světě, jeho pravdivost bychom testovali pozorováním. <text:span text:style-name="T62">Diskusi o udržitelnosti dichotomie reálného a nereálného či fiktivního světa </text:span><text:span text:style-name="T63">a jejich hranicemi</text:span><text:span text:style-name="T62"> </text:span><text:span text:style-name="T63">nechejme</text:span><text:span text:style-name="T62"> nyní stranou a pro návodnost předpokládejme, že reálný svět je suma takových entit, o kterých můžeme něco tvrdit a pravdivost takových </text:span><text:span text:style-name="T66">tvrzení</text:span><text:span text:style-name="T62"> následně pozorováním ověřit.</text:span> Pokud bychom shledali, že skutečně existuje <text:span text:style-name="T63">taková entita</text:span>, <text:span text:style-name="T63">jež je Honzou</text:span> <text:span text:style-name="T63">a jiný objekt, který je</text:span> <text:span text:style-name="T63">Honzovými</text:span> ponožkami a který je zároveň červený, <text:span text:style-name="T62">výrok</text:span> bychom <text:span text:style-name="T63">označili jako</text:span><text:span text:style-name="T62"> pravdivý</text:span>.</text:p>
      <text:p text:style-name="P6"><text:soft-page-break/><text:span text:style-name="T10">Výrok 2</text:span> na rozdíl od prvního nabývá své <text:span text:style-name="T63">pravdivosti až v kontextu </text:span><text:span text:style-name="T67">dalšího</text:span><text:span text:style-name="T63"> </text:span><text:span text:style-name="T66">tvrzení ‒ </text:span><text:span text:style-name="T67">konkrétně</text:span><text:span text:style-name="T11"> výroku 1</text:span><text:span text:style-name="T24">, </text:span><text:span text:style-name="T25">jde o výrok o výroku.</text:span><text:span text:style-name="T64"> Pokud bude </text:span><text:span text:style-name="T7">výrok 1</text:span><text:span text:style-name="T64"> pravdivý, bude vždy také </text:span><text:span text:style-name="T65">pravdivý </text:span><text:span text:style-name="T8">výrok 2 </text:span><text:span text:style-name="T65">a analogicky, bude-li </text:span><text:span text:style-name="T8">výrok 1 </text:span><text:span text:style-name="T65">nepravdivý, bude také vždy nepravdivý </text:span><text:span text:style-name="T8">výrok 2</text:span><text:span text:style-name="T65">.</text:span></text:p>
      <text:p text:style-name="P6"><text:span text:style-name="T22">Platí tedy:<text:line-break/></text:span><text:span text:style-name="T26">V</text:span><text:span text:style-name="T8">ýrok 1 </text:span><text:span text:style-name="T23">⇔</text:span><text:span text:style-name="T9"> </text:span><text:span text:style-name="T14">V</text:span><text:span text:style-name="T8">ýrok 2</text:span></text:p>
      <text:p text:style-name="P7"><text:span text:style-name="T12">Výrok 3</text:span> sebe sam<text:span text:style-name="T67">a</text:span> označuje za pravdiv<text:span text:style-name="T67">ý</text:span>. <text:span text:style-name="T67">Je specifickým typem </text:span><text:span text:style-name="T69">výroku o výrocích, který na rozdíl od</text:span><text:span text:style-name="T12"> výroku 2</text:span><text:span text:style-name="T69"> neoznačuje výrok od sebe odlišný.</text:span><text:span text:style-name="T12"> </text:span><text:span text:style-name="T69">Tautologicky o něm můžeme tvrdit, že je pravdivý právě tehdy, když je pravdivý a naopak. V případě kladné autoreference jako zde u </text:span><text:span text:style-name="T12">výroku 3 </text:span><text:span text:style-name="T69">se nedostáváme k logickému paradoxu, ale banální tautologii:<text:line-break/></text:span><text:span text:style-name="T15">Výrok 3</text:span><text:span text:style-name="T72"> </text:span><text:span text:style-name="T8"><text:s/></text:span><text:span text:style-name="T68">⇔</text:span><text:span text:style-name="T9"> </text:span><text:span text:style-name="T15">Výrok 3</text:span></text:p>
      <text:p text:style-name="P8">Nejzajímavější z této sady výroků je dle mého soudu poslední <text:span text:style-name="T4">výrok 4</text:span>, <text:span text:style-name="T70">který je také stejně jako </text:span><text:span text:style-name="T13">výrok 3 </text:span><text:span text:style-name="T70">příkladem autoreferenčního výroku o výrocích. Na rozdíl od něj je však negativně postavený ‒ tzn. odepírá pravdivost sebe samého. Pokud je výrok </text:span><text:span text:style-name="T54">„</text:span><text:span text:style-name="T66">Tento výrok</text:span><text:span text:style-name="T56">, ale už pravdiv</text:span><text:span text:style-name="T66">ý</text:span><text:span text:style-name="T56"> není.“ </text:span><text:span text:style-name="T70">pravdivý, je zároveň nepravdivý. A naopak, pokud je </text:span><text:span text:style-name="T13">výrok 4 </text:span><text:span text:style-name="T70">nepravdivý, je pravdivá jeho negace a tedy je pravdivý. </text:span><text:span text:style-name="T72">To je však kontradikce a </text:span><text:span text:style-name="T73">logický</text:span><text:span text:style-name="T72"> paradox:<text:line-break/></text:span><text:span text:style-name="T15">Výrok 4</text:span><text:span text:style-name="T72"> </text:span><text:span text:style-name="T8"><text:s/></text:span><text:span text:style-name="T68">⇔</text:span><text:span text:style-name="T9"> </text:span><text:span text:style-name="T68">¬</text:span><text:span text:style-name="T15">Výrok 4</text:span></text:p>
      <text:p text:style-name="P9">S tímto paradoxem se můžeme setkat i v dalších jeho variacích, nejznáměji v klasické podobě paradoxu lháře, který je připisován antickému filozofu Epimenidu z Knóssu (Titus 1:12), který pravil: „Všichni Kréťané jsou lháři.“ Epimenides byl Kréťan.</text:p>
      <text:p text:style-name="P9">Proto můžeme za použití klasického aristotelského sylogismu usoudit:<text:line-break/><text:span text:style-name="T16">Premisa 1:</text:span><text:span text:style-name="T77"> </text:span>„Všichni Kréťané jsou lháři,“ <text:span text:style-name="T74">říká </text:span>Epimenides.<text:line-break/><text:span text:style-name="T16">Premisa 2:</text:span><text:span text:style-name="T77"> </text:span>Epimenides je Kréťan.<text:line-break/><text:span text:style-name="T16">Závěr:</text:span><text:span text:style-name="T77"> </text:span>Epimenides je lhář.</text:p>
      <text:p text:style-name="P10"><text:span text:style-name="T78">Formálním jazykem:<text:line-break/></text:span>Epimenides <text:span text:style-name="T68">⇔ ∀x</text:span><text:span text:style-name="T75">(Kréťan(x) </text:span><text:span text:style-name="T76">⇒ </text:span><text:span text:style-name="T68">¬</text:span><text:span text:style-name="T75">x)<text:line-break/>Kréťan(</text:span>Epimenides<text:span text:style-name="T75">) </text:span><text:span text:style-name="T76">⇒ </text:span><text:span text:style-name="T68">¬</text:span>Epimenides</text:p>
      <text:p text:style-name="P9">Pokud je však Epimenides lhář, znamená to, že říká nepravdu.</text:p>
      <text:p text:style-name="P10"><text:span text:style-name="T75">J</text:span>e tedy pravdivá negace jeho <text:span text:style-name="T74">výroku:<text:line-break/></text:span><text:span text:style-name="T78">Je nepravda, že všichni Kréťané jsou lháři. To znamená, že existuje alespoň jeden Kréťan, který lhářem není.</text:span></text:p>
      <text:p text:style-name="P10"><text:span text:style-name="T78">Formálním jazykem:<text:line-break/></text:span><text:span text:style-name="T68">¬</text:span>Epimenides <text:span text:style-name="T68">⇔ ¬</text:span><text:span text:style-name="T77">[</text:span><text:span text:style-name="T68">∀x</text:span><text:span text:style-name="T75">(Kréťan(x) </text:span><text:span text:style-name="T76">⇒ </text:span><text:span text:style-name="T68">¬</text:span><text:span text:style-name="T75">x)</text:span><text:span text:style-name="T77">]<text:line-break/></text:span><text:span text:style-name="T68">¬</text:span>Epimenides <text:span text:style-name="T68">⇔ ∃</text:span><text:span text:style-name="T56">x</text:span><text:span text:style-name="T75">(Kréťan(x) </text:span><text:span text:style-name="T76">⇒ </text:span><text:span text:style-name="T75">x)</text:span></text:p>
      <text:p text:style-name="P11">Pokud existuje alespoň jeden Kréťan, který nelže, mohl by jím být právě Epimenides. Pokud by však Epimenides říkal pravdu, znamenalo by to, že zároveň lže a naopak. Zdá se tedy, že sebe-referenční paradox vede do bludného kruhu, ze kterého není cesty ven.</text:p>
      <text:h text:style-name="P26" text:outline-level="1">Bertrand Russel a <text:span text:style-name="T97">teorie typů</text:span></text:h>
      <text:p text:style-name="P15">Jedno z možných řešení tohoto <text:span text:style-name="T79">logického</text:span> paradoxu či v jeho terminologii <text:span text:style-name="T4">antinomie</text:span> nabízí britský filozof a logik Bertrand Russel ve svém článku <text:span text:style-name="T4">Mathematical Logic as Based on the Theory of </text:span><text:soft-page-break/><text:span text:style-name="T4">Types </text:span><text:span text:style-name="T21">(1908) a následně s</text:span><text:span text:style-name="T27">polu s A.N. Whiteheadem v rozsáhlém díle </text:span><text:span text:style-name="T17">Principia Mathematica </text:span><text:span text:style-name="T27">(1964). Argumentace obou těchto děl však dalece přesahuje předmět této práce a proto se omezím na zjednodušení základních Russelových argumentů, tak jak činí Peregrin (2005).</text:span></text:p>
      <text:p text:style-name="P18"><text:span text:style-name="T27">R</text:span><text:span text:style-name="T21">ussel prochází jednotlivé varianty autoreferenčního paradoxu, abstrahuje z případů obecně jej formuluje v terminologii Cantorovy </text:span><text:span text:style-name="T36">(1895)</text:span><text:span text:style-name="T21"> teorie množin. </text:span><text:span text:style-name="T32">M</text:span><text:span text:style-name="T21">nožina všech množin, jež nejsou prvkem sebe sama je prvkem sebe sama. </text:span><text:span text:style-name="T32">Tato formulace je známá také jako Russelův paradox.</text:span></text:p>
      <text:p text:style-name="P16"><text:span text:style-name="T27">P</text:span><text:span text:style-name="T21">řipomeňme si, že autoreferenční výrok je specifickým případem výroku o výrocích, který referuje k sobě samému. </text:span><text:span text:style-name="T28">Jak jsme již viděli u konkrétních implementací tohoto paradoxu, problém nastává tehdy, když výrok sám popírá svoji pravdivost. </text:span><text:span text:style-name="T31">Analogicky to platí s množinou, která obsahuje všechny množiny, které nejsou prvkem sebe sama. Protože zahrnuje sebe sama, zároveň je a není svým prvkem.</text:span></text:p>
      <text:p text:style-name="P16"><text:span text:style-name="T29">Při budování formálních logických systémů se implementace konkrétních případů odvíjí od obecných pravidel, typicky elementárních tvrzení, </text:span><text:span text:style-name="T30">které jsou sami sebou zřejmé a proto už se dále nedokazují ‒ axiomů.</text:span></text:p>
      <text:p text:style-name="P17"><text:span text:style-name="T21">Návodné tedy je, jak činí také Russel ve své teorii typů (Peregrin, 2005:89), tuto autoreferenci formálně zakázat, </text:span><text:span text:style-name="T34">respektive upravit.</text:span><text:span text:style-name="T21"> </text:span><text:span text:style-name="T33">To znamená, že množina všech množin, jež nejsou prvkem sebe sama nemůže obsahovat sebe sam</text:span><text:span text:style-name="T34">ou</text:span><text:span text:style-name="T33">. Vztáhneme li toto pravidlo na </text:span><text:span text:style-name="T34">výroky, znamená to že výroky o všech výrocích nemohou zahrnovat sebe samé. </text:span><text:span text:style-name="T39">Paradox lháře </text:span><text:span text:style-name="T40">je tedy Russelovou optikou příznak nedostatečnosti pravidel formální logiky, který se projevuje směšováním výroků nižší a vyšší úrovně, </text:span><text:span text:style-name="T50">objektového </text:span><text:span text:style-name="T40">jazyka a metajazyka </text:span><text:span text:style-name="T50">v terminologii Tarského (</text:span><text:span text:style-name="T52">Tarski: 146</text:span><text:span text:style-name="T50">)</text:span><text:span text:style-name="T40">. Lhářův výrok je výrokem vyšší úrovně, metajazyka, a proto se nemůže vztahovat sám na sebe. </text:span><text:span text:style-name="T51">Lhář tedy podle Russela (1908:238) netvrdí, že všechny jeho výroky jsou nepravdivé. Tvrdí, že všechny jeho výroky prvního řádu jsou nepravdivé, toto tvrzení je však tvrzením druhého řádu.</text:span></text:p>
      <text:p text:style-name="P19"><text:span text:style-name="T37">Toto řešení považuji za uspokojivé z formálního hlediska </text:span><text:span text:style-name="T41">při praktické implementaci logických systémů</text:span><text:span text:style-name="T37">. </text:span><text:span text:style-name="T41">Například u programování, či obecně počítačové vědy. Logika i programování jsou obory založené na formálním uvažování a řešení úloh pomocí formálních pravidel a logických operací. Programování využívá logiku jako základní nástroj pro formulování algoritmů a pro kontrolu správnosti kódu. Ve zdrojovém kódu programu jsou paradoxy vedoucí </text:span><text:span text:style-name="T42">k bludnému kruhu, nekonečnému cyklu v jazyce algoritmizace, nepřípustné a proto je žádoucí je v implementaci programu formálně zakázat.</text:span></text:p>
      <text:p text:style-name="P20"><text:span text:style-name="T37">Domnívám se však, že ač je Rusellovo řešení tohoto problému prakticky dostatečné, není kompletní. Nedokáže totiž adekvátně reagovat na případnou autoreferenci výroků v metajazyce. Lépe řečeno, na každý pokus výroku referovat k sobě samému reaguje přidáním další úrovně </text:span><text:span text:style-name="T43">jazyka. Mějme tedy </text:span><text:span text:style-name="T44">všechny</text:span><text:span text:style-name="T43"> výroky </text:span><text:span text:style-name="T44">jazyka, o kterých je vypovídáno výroky meta-jazyka</text:span><text:span text:style-name="T43">. Následně výroky meta-jazyka </text:span><text:span text:style-name="T44">, o kterých je vypovídáno výroky meta-meta-jazyka</text:span><text:span text:style-name="T43">. A tak dále </text:span><text:span text:style-name="T44">v nekonečném regresu.</text:span></text:p>
      <text:p text:style-name="P21"><text:span text:style-name="T43">M</text:span><text:span text:style-name="T37">ůžeme zapsat jako:<text:line-break/>J0 o J1<text:line-break/>J1 o J2<text:line-break/>J2 o J3</text:span></text:p>
      <text:p text:style-name="P21"><text:span text:style-name="T37">Či obecně:<text:line-break/>J</text:span><text:span text:style-name="T43">n o </text:span><text:span text:style-name="T37">J</text:span><text:span text:style-name="T43">n+1</text:span></text:p>
      <text:p text:style-name="P21"><text:soft-page-break/><text:span text:style-name="T37">Na tomto místě lze namítnout, že problému nekonečného regresu můžeme předejít omezením počtu vnořených úrovní jazyka. </text:span><text:span text:style-name="T45">Například nastavíme jako hranici hloubku 5 a další úrovně už v systému nejsou povolené. Zde může být argumentem opět praktická implementace daného systému, např. omezení možnosti rekurze v programování kvůli efektivnímu nakládání se zdroji a eliminace zahlcení operační paměti.</text:span></text:p>
      <text:p text:style-name="P22"><text:span text:style-name="T37">Argumenty praktické implementace považuji za velmi relevantní, avšak nic neříkající k problému regresu v principu. </text:span><text:span text:style-name="T46">Domnívám se tak, že Russelovo řešení autoreferenčních paradoxů jeden problém řeší, avšak jiný problém nastoluje.</text:span></text:p>
      <text:p text:style-name="P22"><text:span text:style-name="T47">Oprostíme-li se od čistě formálního vidění věci a nároku praktické implementace koherentního systému, soudím že diskutované paradoxy nepředstavují pro mluvčí jazyka v jejich každodennosti výrazné obtíže.</text:span><text:span text:style-name="T48"> Jmenovitě </text:span><text:span text:style-name="T49">u</text:span><text:span text:style-name="T48"> paradoxu lháře je těžce představitelné, že by někdo vždy a za každých okolností lhal, ba dokonce, že by to platilo pro celou skupinu osob. Jazyk v našem každodenním životě používáme především ke komunikaci s našim okolím ‒ popisu entit v dosahu naší zkušenosti. </text:span><text:span text:style-name="T49">Kvantifikátory jako </text:span><text:span text:style-name="T20">každý</text:span><text:span text:style-name="T49"> nebo </text:span><text:span text:style-name="T20">pro všechny </text:span><text:span text:style-name="T49">používáme situovaně a s omezeností našich kognitivních kapacit</text:span><text:span text:style-name="T41"> </text:span><text:span text:style-name="T49">(bohužel ne vždy uvědomeně), které patrně neumožňují zahrnout všechny entity reálného světa.</text:span></text:p>
      <text:h text:style-name="P26" text:outline-level="1">Autoreference v programovacích jazycích a její využitelnost</text:h>
      <text:p text:style-name="P13"><text:span text:style-name="T82"><text:s/></text:span>Programovací jazyk je nástroj, který umožňuje <text:span text:style-name="T80">lidsky srozumitelným způsobem zápisu</text:span> vyjádřit počítačové výpočty <text:span text:style-name="T82">(Malenfant, Jacques, Demers; 1996: 2)</text:span>. Je definován svou syntaxí a sémantikou. <text:span text:style-name="T81">Zdrojový kód programu obsahuje algoritmus ‒ posloupnost příkazů, které má počítač vykonat.</text:span> Implementace programovacího jazyka zahrnuje překladač a <text:span text:style-name="T83">běhové prostředí</text:span>, kter<text:span text:style-name="T80">é</text:span> zajišťují správnou interpretaci a provádění programu. Program napsaný v daném jazyce musí splňovat syntaxi a svou sémantiku vyjadřovat pomocí konstrukcí programovacího jazyka.</text:p>
      <text:p text:style-name="P14">Existují dva základní způsoby, jak se program překládá a provádí, a to buď interpretovaně nebo kompilovaně <text:span text:style-name="T82">(tamtéž)</text:span>. Interpretované jazyky se překládají a provádějí <text:span text:style-name="T81">za</text:span> běhu programu, zatímco kompilované jazyky se překládají před spuštěním programu do strojového kódu ‒ <text:span text:style-name="T81">strojově čitelného zápisu</text:span>. Tento proces kompilace umožňuje efektivnější výpočty, protože překládaný kód je optimalizován pro daný typ počítače.</text:p>
      <text:p text:style-name="P14">Programovací jazyky se dělí na vysokoúrovňové a nízkoúrovňové v závislosti na tom, jak se jazyk liší vzdáleností od jazyka používaného počítačem. Vysokoúrovňové jazyky jsou blízké jazyku lidí a poskytují vysokou míru abstrakce, což usnadňuje programování. Nízkoúrovňové jazyky jsou blízké strojovému kódu, což znamená, že jsou velmi efektivní, pokud jde o využití zdrojů počítače. Mohou být použity k vytvoření vysokorychlostních aplikací, jako jsou operační systémy, ovladače zařízení a podobně.</text:p>
      <text:p text:style-name="P40">Jak jsme viděli výše, autoreference je v typických případech nežádoucím prvkem formálních jazyků a může způsobovat jisté potíže. Podobně to platí i pro jazyky programovací, které také spadají do množiny formálních jazyků.</text:p>
      <text:p text:style-name="P23"><text:span text:style-name="T84">Praktické příklady budu uvádět v jazyce Python.</text:span> <text:span text:style-name="T90">Jde o</text:span> vysokoúrovňový, <text:span text:style-name="T84">interpretovaný</text:span> programovací jazyk s širokými možnostmi použití včetně webového vývoje, strojového učení a <text:soft-page-break/>automatizace úloh. Je známý svou čistou a snadno čitelnou syntaxí <text:span text:style-name="T84">spolu se</text:span> silnou podporou pro objektově orientované programování.</text:p>
      <text:p text:style-name="P24">Elementárními příklady <text:span text:style-name="T85">autoreference v Pythonu mohou být pole (někdy překládané také jako</text:span><text:span text:style-name="T18"> seznam</text:span><text:span text:style-name="T35">)</text:span><text:span text:style-name="T18"> </text:span><text:span text:style-name="T85">vnořené do sebe samého či definice rekurzivní funkce.</text:span></text:p>
      <text:p text:style-name="P25">Pole je datový typ, který se používá k uchovávání více hodnot v jedné proměnné.</text:p>
      <text:p text:style-name="P25">Př.:<text:line-break/>x = „pes“<text:line-break/>y = „kočka“<text:line-break/>domaci_zvirata = [x, y]</text:p>
      <text:p text:style-name="P25">Toto je neproblematický příklad užití pole. Jakmile však deklarujeme proměnnou datového typu pole a vnoříme jí do sebe samé, nastane chyba.</text:p>
      <text:p text:style-name="P30">x = [x]</text:p>
      <text:p text:style-name="P30">Traceback (most recent call last):<text:line-break/>File "&lt;stdin&gt;", line 1, in &lt;module&gt;<text:line-break/>NameError: name 'x' is not defined</text:p>
      <text:p text:style-name="P31">Syntax jazyka si vynucuje před přiřazením proměnné k jiné proměnné (symbol <text:span text:style-name="T4">=</text:span>) přiřadit jí samé nějakou hodnotu. Pře<text:span text:style-name="T86">d</text:span>chází tak problému autoreferenční deklarac<text:span text:style-name="T86">e</text:span>. <text:span text:style-name="T86">V souladu s teorií typů (viz výše)</text:span> může<text:span text:style-name="T86">me</text:span> <text:span text:style-name="T86">referovat jedině k</text:span> <text:span text:style-name="T86">proměnné</text:span>, <text:span text:style-name="T86">kterou jsme deklarovali dříve</text:span>, než <text:span text:style-name="T86">proměnou, kterou deklarujeme aktuálně</text:span>.</text:p>
      <text:p text:style-name="P31"><text:span text:style-name="T87">F</text:span>unkce <text:span text:style-name="T87">jsou</text:span> nástrojem pro organizaci a opakovatelné použití kódu. <text:span text:style-name="T87">J</text:span>sou definovány pomocí klíčového slova "def", <text:span text:style-name="T87">po</text:span> které<text:span text:style-name="T87">m</text:span> následuje náz<text:span text:style-name="T87">ev</text:span> funkce a <text:span text:style-name="T87">závorky</text:span>, ve kterých jsou uvedeny argumenty funkce. Funkce mohou vracet hodnotu pomocí příkazu "return" nebo mohou provádět akce bez návratu. Funkce mohou být volány v jiné části kódu pomocí jejich jména a závorkami s potřebnými argumenty. To umožňuje rozdělení kódu do logických jednotek a snižuje složitost kódu.</text:p>
      <text:p text:style-name="P33">Zde je neproblematický příklad užití funkce:</text:p>
      <text:p text:style-name="P33">def <text:span text:style-name="T88">vynasob</text:span>(x, y):<text:line-break/><text:tab/>return x * y</text:p>
      <text:p text:style-name="P33"><text:span text:style-name="T89">vynasob</text:span>(<text:span text:style-name="T88">22, 3</text:span>)</text:p>
      <text:p text:style-name="P34">Jakmile však voláme funkci uvnitř těla jí samé, nastane problém:</text:p>
      <text:p text:style-name="P31">def funkce():<text:line-break/><text:tab/>funkce()<text:line-break/><text:line-break/>funkce()</text:p>
      <text:p text:style-name="P31">Traceback (most recent call last):<text:line-break/>File "&lt;stdin&gt;", line 1, in &lt;module&gt;<text:line-break/>File "&lt;stdin&gt;", line 2, in funkce<text:line-break/>File "&lt;stdin&gt;", line 2, in funkce<text:line-break/>File "&lt;stdin&gt;", line 2, in funkce<text:line-break/>[Previous line repeated 996 more times]</text:p>
      <text:p text:style-name="P31"><text:soft-page-break/>RecursionError: maximum recursion depth exceeded</text:p>
      <text:p text:style-name="P31">Tato chybová hláška se objevuje, když se vyskytne chyba v kódu zvaná rekurze. Rekurze <text:span text:style-name="T88">nastává právě tehdy</text:span>, když funkce volá <text:span text:style-name="T88">sebe sama</text:span>, což <text:span text:style-name="T88">v této implementaci</text:span> <text:span text:style-name="T88">vede</text:span> k nekonečnému cyklu. V tomto případě se jedná o chybu, kdy byla překročena maximální hloubka rekurze <text:span text:style-name="T88">(1000)</text:span>. Tuto chybu Python oznamuje pomocí výjimky 'RecursionError' a uvádí, ve kterém souboru a na kterém řádku se chyba vyskytla.</text:p>
      <text:p text:style-name="P35">Autoreference v programování však nemusí být nutně problematická. Existují způsoby implementace, kdy je autoreference žádoucím prvkem. <text:span text:style-name="T91">Například</text:span> když program potřebuje pozorovat nebo měnit svůj vlastní kód, nebo aspekty svého jazyka, včetně syntaxe, sémantiky nebo implementace <text:span text:style-name="T91">za běhu </text:span><text:span text:style-name="T82">(Malenfant, Jacques, Demers; 1996: </text:span><text:span text:style-name="T91">3‒4</text:span><text:span text:style-name="T82">)</text:span>. <text:span text:style-name="T91">Toho</text:span> lze <text:span text:style-name="T91">v Pythonu</text:span> dosáhnout pomocí <text:span text:style-name="T92">vestavěných</text:span> modulů jazyka, jako jsou "inspect" a "types". Při tomto procesu, <text:span text:style-name="T93">který nazýváme reifikace,</text:span> se implicitní aspekty programu nebo jazyka, které byly součástí přeloženého programu a <text:span text:style-name="T91">běhového prostředí</text:span>, dostávají do popředí a jsou k dispozici programu, který je může zkoumat jako běžná data <text:span text:style-name="T93">(tamtéž)</text:span>.</text:p>
      <text:p text:style-name="P36">Takové využití je v Pythonu běžné např. u objektově orientovaného programování. OOP (Object-oriented programming) je programovací paradigma, které se zaměřuje na tvorbu programů založených na objektech <text:span text:style-name="T82">(Malenfant, Jacques, Demers; 1996: </text:span><text:span text:style-name="T91">4</text:span><text:span text:style-name="T82">)</text:span>. Objekt je logická jednotka, která má vlastnosti (atributy) a funkce (metody), které mohou být volány. Tyto objekty jsou vytvořeny na základě třídy, která definuje, jaký má objekt vlastnosti a metody.</text:p>
      <text:p text:style-name="P37">Zde je příklad užití:</text:p>
      <text:p text:style-name="P37">import inspect</text:p>
      <text:p text:style-name="P37">def <text:span text:style-name="T94">zkontroluj_typ</text:span>(obj):<text:line-break/><text:tab/>print(inspect.isclass(obj))</text:p>
      <text:p text:style-name="P37">class <text:span text:style-name="T94">Trida_1</text:span>:<text:line-break/><text:tab/>pass</text:p>
      <text:p text:style-name="P38"><text:span text:style-name="T94">zkontroluj_typ</text:span>(<text:span text:style-name="T94">Trida_1</text:span>) # Output: True<text:line-break/><text:span text:style-name="T94">zkontroluj_typ</text:span>(5) # Output: False</text:p>
      <text:p text:style-name="P38">Tento kód importuje vestavěny modul "inspect" a definuje funkci "<text:span text:style-name="T94">zkontroluj_typ</text:span>()", která <text:span text:style-name="T94">vypíše</text:span> hodnotu, která označuje, zda je objekt, který je jí předán, třídou nebo ne. V kódu je také definována třída "<text:span text:style-name="T94">Trida_1</text:span>" bez žádných metod nebo atributů. Nakonec jsou volány dva příklady volání funkce "<text:span text:style-name="T94">zkontroluj_typ</text:span>()", jednou s třídou "<text:span text:style-name="T94">Trida_1</text:span>" a jednou s hodnotou "5". Výstup prvního volání bude "True", protože "<text:span text:style-name="T94">Trida_1</text:span>" je třída, zatímco výstup druhého volání bude "False", protože "5" není třída.</text:p>
      <text:p text:style-name="P37">Tento kód mohl být použit v praxi pro automatické ověření typu objektu, například při validaci vstupních dat nebo v rámci testování kódu. Může také pomoci programátorovi pochopit, jaký typ objektu se v kódu používá nebo který by měl být použit pro dosažení požadovaného výsledku.</text:p>
      <text:h text:style-name="Heading_20_1" text:outline-level="1">Závěr</text:h>
      <text:p text:style-name="Text_20_body">Závěrem lze říci, že autoreference může být žádoucím prvkem <text:span text:style-name="T96">formálních jazykových systémů</text:span>, ale může také vést k paradoxům, kdy <text:span text:style-name="T96">na sebe</text:span> výroky navzájem odkazují a ověření jejich pravdivosti je <text:soft-page-break/>problematické. <text:span text:style-name="T96">Jak ukazuje Bertrand Russel, je</text:span> důležité zvažovat rozdíl mezi výroky o reálném světě a výroky o výrocích, aby nedošlo k takovýmto paradoxům. <text:span text:style-name="T96">Přestože se takové dělení může zdát problematické a naráží na své limity, dokáže </text:span><text:span text:style-name="T98">v praktické implementaci u</text:span><text:span text:style-name="T96"> programovacích jazyků řešit mnohé potíže.</text:span> Používání reflexe a reifikace může být <text:span text:style-name="T96">v programování</text:span> užitečné, ale je důležité j<text:span text:style-name="T96">e</text:span> používat s opatrností a zvažovat <text:span text:style-name="T96">jejich</text:span> možné důsledk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2:27:55.261879193</meta:creation-date>
    <dc:date>2023-01-17T19:08:59.407853425</dc:date>
    <meta:editing-duration>PT3H18M33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7" meta:paragraph-count="71" meta:word-count="2359" meta:character-count="16094" meta:non-whitespace-character-count="13801"/>
  </office:meta>
</office:document-meta>
</file>